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fo:break-before="page"/>
      <style:text-properties style:font-name="DejaVu Sans1" fo:font-size="12pt" style:font-size-asian="12pt" style:font-size-complex="12pt"/>
    </style:style>
    <style:style style:name="P2"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3" style:family="paragraph" style:parent-style-name="Preformatted_20_Text">
      <style:paragraph-properties fo:margin-left="0in" fo:margin-right="0in" fo:text-indent="0in" style:auto-text-indent="true"/>
      <style:text-properties style:font-name="DejaVu Sans1" fo:font-size="12pt" style:font-size-asian="12pt" style:font-size-complex="12pt"/>
    </style:style>
    <style:style style:name="P4" style:family="paragraph" style:parent-style-name="Heading_20_5">
      <style:paragraph-properties fo:margin-left="0in" fo:margin-right="0in" fo:text-indent="0in" style:auto-text-indent="true"/>
      <style:text-properties style:font-name="DejaVu Sans1" fo:font-size="11pt" style:font-size-asian="11pt" style:font-size-complex="11pt"/>
    </style:style>
    <style:style style:name="P5" style:family="paragraph" style:parent-style-name="Heading_20_1">
      <style:paragraph-properties fo:margin-left="0in" fo:margin-right="0in" fo:text-indent="0in" style:auto-text-indent="true" fo:break-before="page"/>
    </style:style>
    <style:style style:name="T1"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Conventions Used in the Book </text:h>
      <text:p text:style-name="P2">The various styles used in the book along with their meaning, are listed below. The basic paragraph format is the font you see here with each paragraph indented. </text:p>
      <text:p text:style-name="P2"/>
      <text:p text:style-name="P2">Information that is supplemental to the topic being discussed will be presented in the format below. </text:p>
      <text:p text:style-name="P2"/>
      <text:p text:style-name="supplemental">These colored boxes have additional, supplemental or historical information associated with the current topic being discussed. </text:p>
      <text:p text:style-name="P2"/>
      <text:p text:style-name="P2">Source code is listed in a fixed font with borders to delimit the code segment. You should always type in the programs. Most are small and can be entered into the editor in just a couple of minutes. The physical act of typing in the programs will help you learn the vocabulary and structure of FreeBasic. You do not type in the line numbers; they are only for referencing the code in the text. The file name for the program is located after the code segment. </text:p>
      <text:p text:style-name="P2"/>
      <text:p text:style-name="code">Option Explicit </text:p>
      <text:p text:style-name="code">Cls </text:p>
      <text:p text:style-name="code">Print "Hello World From FreeBasic!" </text:p>
      <text:p text:style-name="code">Sleep </text:p>
      <text:p text:style-name="code">End </text:p>
      <text:h text:style-name="P4" text:outline-level="5">Listing 1: helloworld.bas </text:h>
      <text:p text:style-name="P2">Following each listing is an analysis paragraph which explains how the program works It is marked by the word <text:tab/>Analysis: in bold with a fixed font. Even though many of the keywords you will see may have not be discussed in detail in the text, seeing these keywords in action will help you become familiar with the vocabulary of FreeBasic. </text:p>
      <text:p text:style-name="P2"/>
      <text:p text:style-name="analysis"><text:tab/>Analysis: This will mark the beginning of an analysis section. The code will be discussed using the line numbers referenced in the listing. You do not type the numbers in the editor. </text:p>
      <text:p text:style-name="P2"/>
      <text:p text:style-name="P2">The output of a program is listed in a fixed font and enclosed in a gray box as shown below. This output is given so you can compare the results to see if you have entered the program correctly. </text:p>
      <text:p text:style-name="P2"/>
      <text:p text:style-name="output">Hello World from FreeBasic! </text:p>
      <text:h text:style-name="Heading_20_5" text:outline-level="5">Output 1: program.bas </text:h>
      <text:p text:style-name="P3"><text:span text:style-name="T1">A potential problem is shown with a Caution paragraph. It is formatted similarly to</text:span> the Analysis paragraph. </text:p>
      <text:p text:style-name="P3"/>
      <text:p text:style-name="analysis">Caution This style will alert you to potential problems and offer some remedies or tips to avoid them. </text:p>
      <text:p text:style-name="P1"/>
      <text:p text:style-name="P3">If we look at the fact, we shall find that the great inventions of the age are not, with us at least, always produced in universities. </text:p>
      <text:p text:style-name="P3"/>
      <text:p text:style-name="P3">Charles Babbage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ventions Used in the Book </dc:title>
    <dc:date>2018-02-24T11:17:17.709082969</dc:date>
    <meta:editing-duration>PT24M43S</meta:editing-duration>
    <meta:editing-cycles>5</meta:editing-cycles>
    <meta:generator>LibreOffice/6.0.1.1$Linux_X86_64 LibreOffice_project/00m0$Build-1</meta:generator>
    <meta:document-statistic meta:table-count="0" meta:image-count="0" meta:object-count="0" meta:page-count="2" meta:paragraph-count="21" meta:word-count="366" meta:character-count="2101" meta:non-whitespace-character-count="1734"/>
    <meta:template xlink:type="simple" xlink:actuate="onRequest" xlink:title="" xlink:href="../fbeginnerm.odm" meta:date="2017-01-10T05:22:38.250691573"/>
  </office:meta>
</office:document-meta>
</file>